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400000310B73760BA00D5F52E.png" manifest:media-type="image/png"/>
  <manifest:file-entry manifest:full-path="Pictures/100000010000026C00000320A5A3EC7EA61AF076.png" manifest:media-type="image/png"/>
  <manifest:file-entry manifest:full-path="Pictures/10000001000003960000020ABD0245DF7A3EAD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cm" fo:min-width="1.25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P1" style:family="paragraph">
      <loext:graphic-properties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636cm" svg:height="2.636cm" svg:x="9.614cm" svg:y="1.564cm">
          <draw:image xlink:href="Pictures/10000001000003960000020ABD0245DF7A3EAD0C.png" xlink:type="simple" xlink:show="embed" xlink:actuate="onLoad" draw:mime-type="image/png">
            <text:p/>
          </draw:image>
        </draw:frame>
        <draw:custom-shape draw:style-name="gr2" draw:text-style-name="P2" draw:layer="layout" svg:width="1.75cm" svg:height="2.25cm" svg:x="12.096cm" svg:y="2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346cm" svg:y1="2.75cm" svg:x2="13.096cm" svg:y2="2.75cm">
          <text:p/>
        </draw:line>
        <draw:line draw:style-name="gr3" draw:text-style-name="P2" draw:layer="layout" svg:x1="12.596cm" svg:y1="4cm" svg:x2="12.596cm" svg:y2="4.25cm">
          <text:p/>
        </draw:line>
        <draw:line draw:style-name="gr3" draw:text-style-name="P2" draw:layer="layout" svg:x1="12.596cm" svg:y1="4.25cm" svg:x2="13.346cm" svg:y2="4.25cm">
          <text:p/>
        </draw:line>
        <draw:line draw:style-name="gr3" draw:text-style-name="P2" draw:layer="layout" svg:x1="12.596cm" svg:y1="2.75cm" svg:x2="12.596cm" svg:y2="3cm">
          <text:p/>
        </draw:line>
        <draw:line draw:style-name="gr3" draw:text-style-name="P2" draw:layer="layout" svg:x1="12.596cm" svg:y1="3cm" svg:x2="13.346cm" svg:y2="3cm">
          <text:p/>
        </draw:line>
        <draw:line draw:style-name="gr3" draw:text-style-name="P2" draw:layer="layout" svg:x1="12.596cm" svg:y1="3cm" svg:x2="12.596cm" svg:y2="3.25cm">
          <text:p/>
        </draw:line>
        <draw:line draw:style-name="gr3" draw:text-style-name="P2" draw:layer="layout" svg:x1="12.596cm" svg:y1="3.25cm" svg:x2="13.346cm" svg:y2="3.25cm">
          <text:p/>
        </draw:line>
        <draw:line draw:style-name="gr3" draw:text-style-name="P2" draw:layer="layout" svg:x1="12.596cm" svg:y1="3.25cm" svg:x2="12.596cm" svg:y2="3.5cm">
          <text:p/>
        </draw:line>
        <draw:line draw:style-name="gr3" draw:text-style-name="P2" draw:layer="layout" svg:x1="12.596cm" svg:y1="3.5cm" svg:x2="13.346cm" svg:y2="3.5cm">
          <text:p/>
        </draw:line>
        <draw:line draw:style-name="gr3" draw:text-style-name="P2" draw:layer="layout" svg:x1="12.596cm" svg:y1="3.5cm" svg:x2="12.596cm" svg:y2="3.75cm">
          <text:p/>
        </draw:line>
        <draw:line draw:style-name="gr3" draw:text-style-name="P2" draw:layer="layout" svg:x1="12.596cm" svg:y1="3.75cm" svg:x2="13.346cm" svg:y2="3.75cm">
          <text:p/>
        </draw:line>
        <draw:line draw:style-name="gr3" draw:text-style-name="P2" draw:layer="layout" svg:x1="12.596cm" svg:y1="3.75cm" svg:x2="12.596cm" svg:y2="4cm">
          <text:p/>
        </draw:line>
        <draw:line draw:style-name="gr3" draw:text-style-name="P2" draw:layer="layout" svg:x1="12.596cm" svg:y1="4cm" svg:x2="13.346cm" svg:y2="4cm">
          <text:p/>
        </draw:line>
        <draw:frame draw:style-name="gr1" draw:text-style-name="P1" draw:layer="layout" svg:width="4.636cm" svg:height="2.636cm" svg:x="1.5cm" svg:y="6.614cm">
          <draw:image xlink:href="Pictures/10000001000003960000020ABD0245DF7A3EAD0C.png" xlink:type="simple" xlink:show="embed" xlink:actuate="onLoad" draw:mime-type="image/png">
            <text:p/>
          </draw:image>
        </draw:frame>
        <draw:frame draw:style-name="gr4" draw:text-style-name="P3" draw:layer="layout" svg:width="2.519cm" svg:height="3.25cm" svg:x="2.163cm" svg:y="6.25cm">
          <draw:image xlink:href="Pictures/100000010000026C00000320A5A3EC7EA61AF076.png" xlink:type="simple" xlink:show="embed" xlink:actuate="onLoad" draw:mime-type="image/png">
            <text:p/>
          </draw:image>
        </draw:frame>
        <draw:custom-shape draw:style-name="gr2" draw:text-style-name="P2" xml:id="id1" draw:id="id1" draw:layer="layout" svg:width="1.75cm" svg:height="2.25cm" svg:x="3.982cm" svg:y="7.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232cm" svg:y1="7.8cm" svg:x2="4.982cm" svg:y2="7.8cm">
          <text:p/>
        </draw:line>
        <draw:line draw:style-name="gr3" draw:text-style-name="P2" draw:layer="layout" svg:x1="4.482cm" svg:y1="9.05cm" svg:x2="4.482cm" svg:y2="9.3cm">
          <text:p/>
        </draw:line>
        <draw:line draw:style-name="gr3" draw:text-style-name="P2" draw:layer="layout" svg:x1="4.482cm" svg:y1="9.3cm" svg:x2="5.232cm" svg:y2="9.3cm">
          <text:p/>
        </draw:line>
        <draw:line draw:style-name="gr3" draw:text-style-name="P2" draw:layer="layout" svg:x1="4.482cm" svg:y1="7.8cm" svg:x2="4.482cm" svg:y2="8.05cm">
          <text:p/>
        </draw:line>
        <draw:line draw:style-name="gr3" draw:text-style-name="P2" draw:layer="layout" svg:x1="4.482cm" svg:y1="8.05cm" svg:x2="5.232cm" svg:y2="8.05cm">
          <text:p/>
        </draw:line>
        <draw:line draw:style-name="gr3" draw:text-style-name="P2" draw:layer="layout" svg:x1="4.482cm" svg:y1="8.05cm" svg:x2="4.482cm" svg:y2="8.3cm">
          <text:p/>
        </draw:line>
        <draw:line draw:style-name="gr3" draw:text-style-name="P2" draw:layer="layout" svg:x1="4.482cm" svg:y1="8.3cm" svg:x2="5.232cm" svg:y2="8.3cm">
          <text:p/>
        </draw:line>
        <draw:line draw:style-name="gr3" draw:text-style-name="P2" draw:layer="layout" svg:x1="4.482cm" svg:y1="8.3cm" svg:x2="4.482cm" svg:y2="8.55cm">
          <text:p/>
        </draw:line>
        <draw:line draw:style-name="gr3" draw:text-style-name="P2" draw:layer="layout" svg:x1="4.482cm" svg:y1="8.55cm" svg:x2="5.232cm" svg:y2="8.55cm">
          <text:p/>
        </draw:line>
        <draw:line draw:style-name="gr3" draw:text-style-name="P2" draw:layer="layout" svg:x1="4.482cm" svg:y1="8.55cm" svg:x2="4.482cm" svg:y2="8.8cm">
          <text:p/>
        </draw:line>
        <draw:line draw:style-name="gr3" draw:text-style-name="P2" draw:layer="layout" svg:x1="4.482cm" svg:y1="8.8cm" svg:x2="5.232cm" svg:y2="8.8cm">
          <text:p/>
        </draw:line>
        <draw:line draw:style-name="gr3" draw:text-style-name="P2" draw:layer="layout" svg:x1="4.482cm" svg:y1="8.8cm" svg:x2="4.482cm" svg:y2="9.05cm">
          <text:p/>
        </draw:line>
        <draw:line draw:style-name="gr3" draw:text-style-name="P2" draw:layer="layout" svg:x1="4.482cm" svg:y1="9.05cm" svg:x2="5.232cm" svg:y2="9.05cm">
          <text:p/>
        </draw:line>
        <draw:frame draw:style-name="gr1" draw:text-style-name="P1" draw:layer="layout" svg:width="4.636cm" svg:height="2.636cm" svg:x="7.864cm" svg:y="6.414cm">
          <draw:image xlink:href="Pictures/10000001000003960000020ABD0245DF7A3EAD0C.png" xlink:type="simple" xlink:show="embed" xlink:actuate="onLoad" draw:mime-type="image/png">
            <text:p/>
          </draw:image>
        </draw:frame>
        <draw:frame draw:style-name="gr4" draw:text-style-name="P3" draw:layer="layout" svg:width="2.519cm" svg:height="3.25cm" svg:x="8.527cm" svg:y="6.05cm">
          <draw:image xlink:href="Pictures/100000010000026C00000320A5A3EC7EA61AF076.png" xlink:type="simple" xlink:show="embed" xlink:actuate="onLoad" draw:mime-type="image/png">
            <text:p/>
          </draw:image>
        </draw:frame>
        <draw:custom-shape draw:style-name="gr2" draw:text-style-name="P2" xml:id="id3" draw:id="id3" draw:layer="layout" svg:width="1.75cm" svg:height="2.25cm" svg:x="10.346cm" svg:y="7.3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96cm" svg:y1="7.6cm" svg:x2="11.346cm" svg:y2="7.6cm">
          <text:p/>
        </draw:line>
        <draw:line draw:style-name="gr3" draw:text-style-name="P2" draw:layer="layout" svg:x1="10.846cm" svg:y1="8.85cm" svg:x2="10.846cm" svg:y2="9.1cm">
          <text:p/>
        </draw:line>
        <draw:line draw:style-name="gr3" draw:text-style-name="P2" draw:layer="layout" svg:x1="10.846cm" svg:y1="9.1cm" svg:x2="11.596cm" svg:y2="9.1cm">
          <text:p/>
        </draw:line>
        <draw:line draw:style-name="gr3" draw:text-style-name="P2" draw:layer="layout" svg:x1="10.846cm" svg:y1="7.6cm" svg:x2="10.846cm" svg:y2="7.85cm">
          <text:p/>
        </draw:line>
        <draw:line draw:style-name="gr3" draw:text-style-name="P2" draw:layer="layout" svg:x1="10.846cm" svg:y1="7.85cm" svg:x2="11.596cm" svg:y2="7.85cm">
          <text:p/>
        </draw:line>
        <draw:line draw:style-name="gr3" draw:text-style-name="P2" draw:layer="layout" svg:x1="10.846cm" svg:y1="7.85cm" svg:x2="10.846cm" svg:y2="8.1cm">
          <text:p/>
        </draw:line>
        <draw:line draw:style-name="gr3" draw:text-style-name="P2" draw:layer="layout" svg:x1="10.846cm" svg:y1="8.1cm" svg:x2="11.596cm" svg:y2="8.1cm">
          <text:p/>
        </draw:line>
        <draw:line draw:style-name="gr3" draw:text-style-name="P2" draw:layer="layout" svg:x1="10.846cm" svg:y1="8.1cm" svg:x2="10.846cm" svg:y2="8.35cm">
          <text:p/>
        </draw:line>
        <draw:line draw:style-name="gr3" draw:text-style-name="P2" draw:layer="layout" svg:x1="10.846cm" svg:y1="8.35cm" svg:x2="11.596cm" svg:y2="8.35cm">
          <text:p/>
        </draw:line>
        <draw:line draw:style-name="gr3" draw:text-style-name="P2" draw:layer="layout" svg:x1="10.846cm" svg:y1="8.35cm" svg:x2="10.846cm" svg:y2="8.6cm">
          <text:p/>
        </draw:line>
        <draw:line draw:style-name="gr3" draw:text-style-name="P2" draw:layer="layout" svg:x1="10.846cm" svg:y1="8.6cm" svg:x2="11.596cm" svg:y2="8.6cm">
          <text:p/>
        </draw:line>
        <draw:line draw:style-name="gr3" draw:text-style-name="P2" draw:layer="layout" svg:x1="10.846cm" svg:y1="8.6cm" svg:x2="10.846cm" svg:y2="8.85cm">
          <text:p/>
        </draw:line>
        <draw:line draw:style-name="gr3" draw:text-style-name="P2" draw:layer="layout" svg:x1="10.846cm" svg:y1="8.85cm" svg:x2="11.596cm" svg:y2="8.85cm">
          <text:p/>
        </draw:line>
        <draw:frame draw:style-name="gr1" draw:text-style-name="P1" draw:layer="layout" svg:width="4.636cm" svg:height="2.636cm" svg:x="14.5cm" svg:y="6.364cm">
          <draw:image xlink:href="Pictures/10000001000003960000020ABD0245DF7A3EAD0C.png" xlink:type="simple" xlink:show="embed" xlink:actuate="onLoad" draw:mime-type="image/png">
            <text:p/>
          </draw:image>
        </draw:frame>
        <draw:frame draw:style-name="gr4" draw:text-style-name="P3" draw:layer="layout" svg:width="2.519cm" svg:height="3.25cm" svg:x="15.163cm" svg:y="6cm">
          <draw:image xlink:href="Pictures/100000010000026C00000320A5A3EC7EA61AF076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1.75cm" svg:height="2.25cm" svg:x="16.982cm" svg:y="7.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232cm" svg:y1="7.55cm" svg:x2="17.982cm" svg:y2="7.55cm">
          <text:p/>
        </draw:line>
        <draw:line draw:style-name="gr3" draw:text-style-name="P2" draw:layer="layout" svg:x1="17.482cm" svg:y1="8.8cm" svg:x2="17.482cm" svg:y2="9.05cm">
          <text:p/>
        </draw:line>
        <draw:line draw:style-name="gr3" draw:text-style-name="P2" draw:layer="layout" svg:x1="17.482cm" svg:y1="9.05cm" svg:x2="18.232cm" svg:y2="9.05cm">
          <text:p/>
        </draw:line>
        <draw:line draw:style-name="gr3" draw:text-style-name="P2" draw:layer="layout" svg:x1="17.482cm" svg:y1="7.55cm" svg:x2="17.482cm" svg:y2="7.8cm">
          <text:p/>
        </draw:line>
        <draw:line draw:style-name="gr3" draw:text-style-name="P2" draw:layer="layout" svg:x1="17.482cm" svg:y1="7.8cm" svg:x2="18.232cm" svg:y2="7.8cm">
          <text:p/>
        </draw:line>
        <draw:line draw:style-name="gr3" draw:text-style-name="P2" draw:layer="layout" svg:x1="17.482cm" svg:y1="7.8cm" svg:x2="17.482cm" svg:y2="8.05cm">
          <text:p/>
        </draw:line>
        <draw:line draw:style-name="gr3" draw:text-style-name="P2" draw:layer="layout" svg:x1="17.482cm" svg:y1="8.05cm" svg:x2="18.232cm" svg:y2="8.05cm">
          <text:p/>
        </draw:line>
        <draw:line draw:style-name="gr3" draw:text-style-name="P2" draw:layer="layout" svg:x1="17.482cm" svg:y1="8.05cm" svg:x2="17.482cm" svg:y2="8.3cm">
          <text:p/>
        </draw:line>
        <draw:line draw:style-name="gr3" draw:text-style-name="P2" draw:layer="layout" svg:x1="17.482cm" svg:y1="8.3cm" svg:x2="18.232cm" svg:y2="8.3cm">
          <text:p/>
        </draw:line>
        <draw:line draw:style-name="gr3" draw:text-style-name="P2" draw:layer="layout" svg:x1="17.482cm" svg:y1="8.3cm" svg:x2="17.482cm" svg:y2="8.55cm">
          <text:p/>
        </draw:line>
        <draw:line draw:style-name="gr3" draw:text-style-name="P2" draw:layer="layout" svg:x1="17.482cm" svg:y1="8.55cm" svg:x2="18.232cm" svg:y2="8.55cm">
          <text:p/>
        </draw:line>
        <draw:line draw:style-name="gr3" draw:text-style-name="P2" draw:layer="layout" svg:x1="17.482cm" svg:y1="8.55cm" svg:x2="17.482cm" svg:y2="8.8cm">
          <text:p/>
        </draw:line>
        <draw:line draw:style-name="gr3" draw:text-style-name="P2" draw:layer="layout" svg:x1="17.482cm" svg:y1="8.8cm" svg:x2="18.232cm" svg:y2="8.8cm">
          <text:p/>
        </draw:line>
        <draw:frame draw:style-name="gr4" draw:text-style-name="P3" xml:id="id2" draw:id="id2" draw:layer="layout" svg:width="2.129cm" svg:height="1.703cm" svg:x="9.8cm" svg:y="1.947cm">
          <draw:image xlink:href="Pictures/10000001000003D400000310B73760BA00D5F52E.png" xlink:type="simple" xlink:show="embed" xlink:actuate="onLoad" draw:mime-type="image/png">
            <text:p/>
          </draw:image>
        </draw:frame>
        <draw:connector draw:style-name="gr5" draw:text-style-name="P2" draw:layer="layout" svg:x1="4.857cm" svg:y1="7.55cm" svg:x2="9.8cm" svg:y2="2.798cm" draw:start-shape="id1" draw:start-glue-point="0" draw:end-shape="id2" draw:end-glue-point="3" svg:d="M4857 7550v-4752h4943" svg:viewBox="0 0 4944 4753">
          <text:p/>
        </draw:connector>
        <draw:connector draw:style-name="gr6" draw:text-style-name="P2" draw:layer="layout" svg:x1="11.221cm" svg:y1="7.35cm" svg:x2="10.864cm" svg:y2="3.65cm" draw:start-shape="id3" draw:start-glue-point="0" draw:end-shape="id2" draw:end-glue-point="2" svg:d="M11221 7350v-1850h-357v-1850" svg:viewBox="0 0 358 3701">
          <text:p/>
        </draw:connector>
        <draw:connector draw:style-name="gr7" draw:text-style-name="P2" draw:layer="layout" svg:x1="17.857cm" svg:y1="7.3cm" svg:x2="10.864cm" svg:y2="1.947cm" draw:start-shape="id4" draw:start-glue-point="0" draw:end-shape="id2" draw:end-glue-point="0" svg:d="M17857 7300v-5853h-6993v500" svg:viewBox="0 0 6994 58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7T18:07:38.102484779</meta:creation-date>
    <dc:date>2022-10-17T18:23:22.713364245</dc:date>
    <meta:editing-duration>PT5M44S</meta:editing-duration>
    <meta:editing-cycles>1</meta:editing-cycles>
    <meta:document-statistic meta:object-count="67"/>
    <meta:generator>LibreOffice/7.3.6.2$Linux_X86_64 LibreOffice_project/30$Build-2</meta:generator>
  </office:meta>
</office:document-meta>
</file>